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05cm" fo:min-width="8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25cm" fo:min-width="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4.7cm"/>
    </style:style>
    <style:style style:name="gr4" style:family="graphic" style:parent-style-name="standard">
      <style:graphic-properties draw:stroke="none" svg:stroke-color="#000000" draw:fill="none" draw:fill-color="#ffffff" fo:min-height="1.6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5cm" fo:min-width="1.1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5cm" fo:min-width="2.9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05cm" fo:min-width="9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25cm" fo:min-width="9cm"/>
    </style:style>
    <style:style style:name="gr9" style:family="graphic" style:parent-style-name="standard">
      <style:graphic-properties draw:stroke="none" svg:stroke-color="#000000" draw:fill="none" draw:fill-color="#ffffff" fo:min-height="1.551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95cm" fo:min-width="8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15cm" fo:min-width="8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4cm" fo:min-width="8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39cm" fo:min-width="4.7cm"/>
    </style:style>
    <style:style style:name="gr15" style:family="graphic" style:parent-style-name="standard">
      <style:graphic-properties draw:stroke="none" svg:stroke-color="#000000" draw:fill="none" draw:fill-color="#ffffff" fo:min-height="3.92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29cm" fo:min-width="4.7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27cm" fo:min-width="1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5cm" svg:height="4.3cm" svg:x="1cm" svg:y="0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8.5cm" svg:height="0.675cm" svg:x="1cm" svg:y="0.601cm">
            <text:p><text:span text:style-name="T1">New Rider Dialogue Bo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2cm" svg:height="0.8cm" svg:x="3.7cm" svg:y="1.7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4cm" svg:height="1.9cm" svg:x="1.4cm" svg:y="1.801cm">
            <draw:text-box>
              <text:p><text:span text:style-name="T2">Forename</text:span></text:p>
              <text:p><text:span text:style-name="T2"/></text:p>
              <text:p><text:span text:style-name="T2">Surname</text:span></text:p>
            </draw:text-box>
          </draw:frame>
          <draw:custom-shape draw:style-name="gr3" draw:text-style-name="P1" draw:layer="layout" svg:width="5.2cm" svg:height="0.8cm" svg:x="3.7cm" svg:y="2.8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6cm" svg:height="0.4cm" svg:x="1.6cm" svg:y="4.001cm">
            <text:p text:style-name="P1"><text:span text:style-name="T2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3.4cm" svg:height="0.4cm" svg:x="3.8cm" svg:y="4.001cm">
            <text:p text:style-name="P1"><text:span text:style-name="T2">Save &amp; add clu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" draw:layer="layout" svg:width="9.5cm" svg:height="4.3cm" svg:x="1cm" svg:y="6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9.5cm" svg:height="0.675cm" svg:x="1cm" svg:y="6.201cm">
            <text:p><text:span text:style-name="T1">New Course Dialogue Bo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2cm" svg:height="0.8cm" svg:x="5cm" svg:y="7.3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4cm" svg:height="1.801cm" svg:x="1.4cm" svg:y="7.401cm">
            <draw:text-box>
              <text:p><text:span text:style-name="T2">Course Code</text:span></text:p>
              <text:p><text:span text:style-name="T2"/></text:p>
              <text:p><text:span text:style-name="T2">Course Distance</text:span></text:p>
            </draw:text-box>
          </draw:frame>
          <draw:custom-shape draw:style-name="gr3" draw:text-style-name="P1" draw:layer="layout" svg:width="5.2cm" svg:height="0.8cm" svg:x="5cm" svg:y="8.3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6cm" svg:height="0.4cm" svg:x="1.6cm" svg:y="9.601cm">
            <text:p text:style-name="P1"><text:span text:style-name="T2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1" draw:layer="layout" svg:width="8.5cm" svg:height="3.2cm" svg:x="10cm" svg:y="0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8.5cm" svg:height="0.675cm" svg:x="10cm" svg:y="0.6cm">
            <text:p><text:span text:style-name="T1">New Club Dialogue Bo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2cm" svg:height="0.8cm" svg:x="12.9cm" svg:y="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4cm" svg:height="1.673cm" svg:x="10.4cm" svg:y="1.8cm">
            <draw:text-box>
              <text:p><text:span text:style-name="T2">Club Name</text:span></text:p>
              <text:p><text:span text:style-name="T2"/></text:p>
              <text:p><text:span text:style-name="T2"/></text:p>
            </draw:text-box>
          </draw:frame>
          <draw:custom-shape draw:style-name="gr5" draw:text-style-name="P4" draw:layer="layout" svg:width="1.6cm" svg:height="0.4cm" svg:x="10.7cm" svg:y="2.9cm">
            <text:p text:style-name="P1"><text:span text:style-name="T2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" draw:layer="layout" svg:width="8.5cm" svg:height="6.4cm" svg:x="11.1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8.5cm" svg:height="0.804cm" svg:x="11.1cm" svg:y="4.3cm">
            <text:p text:style-name="P5"><text:span text:style-name="T3">New Club Reference Dialogue Bo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5.2cm" svg:height="0.689cm" svg:x="14.1cm" svg:y="5.6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3" draw:layer="layout" svg:width="4cm" svg:height="4.17cm" svg:x="11.5cm" svg:y="5.73cm">
            <draw:text-box>
              <text:p><text:span text:style-name="T2">Rider ID</text:span></text:p>
              <text:p><text:span text:style-name="T2"/></text:p>
              <text:p><text:span text:style-name="T2">Club ID</text:span></text:p>
              <text:p><text:span text:style-name="T2"/></text:p>
              <text:p><text:span text:style-name="T2">Date Joined</text:span></text:p>
              <text:p><text:span text:style-name="T2"/></text:p>
              <text:p><text:span text:style-name="T2">Date Left</text:span></text:p>
            </draw:text-box>
          </draw:frame>
          <draw:custom-shape draw:style-name="gr16" draw:text-style-name="P1" draw:layer="layout" svg:width="5.2cm" svg:height="0.679cm" svg:x="14.1cm" svg:y="6.7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1.6cm" svg:height="0.477cm" svg:x="11.7cm" svg:y="10.023cm">
            <text:p text:style-name="P1"><text:span text:style-name="T2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5.2cm" svg:height="0.679cm" svg:x="14.1cm" svg:y="7.7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5.2cm" svg:height="0.679cm" svg:x="14.1cm" svg:y="8.7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1" draw:layer="layout" svg:width="8.5cm" svg:height="3.2cm" svg:x="1cm" svg:y="11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8.5cm" svg:height="0.675cm" svg:x="1cm" svg:y="11.3cm">
            <text:p><text:span text:style-name="T3">New Event Type Dialogue Bo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2cm" svg:height="0.8cm" svg:x="3.9cm" svg:y="12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4cm" svg:height="1.673cm" svg:x="1.4cm" svg:y="12.5cm">
            <draw:text-box>
              <text:p><text:span text:style-name="T2">Event Type</text:span></text:p>
              <text:p><text:span text:style-name="T2"/></text:p>
              <text:p><text:span text:style-name="T2"/></text:p>
            </draw:text-box>
          </draw:frame>
          <draw:custom-shape draw:style-name="gr5" draw:text-style-name="P4" draw:layer="layout" svg:width="1.6cm" svg:height="0.4cm" svg:x="1.7cm" svg:y="13.6cm">
            <text:p text:style-name="P1"><text:span text:style-name="T2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11:08:47.915000000</meta:creation-date>
    <dc:date>2015-01-13T11:11:19.639000000</dc:date>
    <meta:editing-duration>PT2M31S</meta:editing-duration>
    <meta:editing-cycles>2</meta:editing-cycles>
    <meta:generator>LibreOffice/4.3.2.2$Windows_x86 LibreOffice_project/edfb5295ba211bd31ad47d0bad0118690f76407d</meta:generator>
    <meta:document-statistic meta:object-count="36"/>
  </office:meta>
</office:document-meta>
</file>